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coderMethodReturnValueHandler.getEn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coderMethodReturnValueHandler.AbstractEncoderMethodReturnValueHandler( List &lt; Encoder &lt; ? &gt; &gt; encoders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coderMethodReturnValueHandler.encodeContent( @ Nullable Object content , MethodParameter returnType , DataBufferFactory bufferFactory , @ Nullable MimeType mimeType , Map &lt; String , Object &gt; hin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EncoderMethodReturnValueHandler.getElementType( ReactiveAdapter adapter , Resolvable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EncoderMethodReturnValueHandler.encodeValue( Object element , ResolvableType elementType , @ Nullable Encoder &lt; T &gt; encoder , DataBufferFactory bufferFactory , @ Nullable MimeType mimeType , @ Nullable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ncoderMethodReturnValueHandler.get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coderMethodReturnValueHandler.handleReturnValue( @ Nullable Object returnValue , MethodParameter returnType ,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EncoderMethodReturnValueHandler.getEncoder( ResolvableType elementType ,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EncoderMethod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